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pplication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Speech recognization</text:p>
            <text:p>Computer Vision</text:p>
            <text:p>Diognostics</text:p>
            <text:p>Web search</text:p>
            <text:p>Robotics</text:p>
            <text:p>Social Networking</text:p>
            <text:p>E-Commerce</text:p>
            <text:p>Financ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31T11:47:04.653624696</meta:creation-date>
    <meta:generator>LibreOffice/5.1.6.2$Linux_X86_64 LibreOffice_project/10m0$Build-2</meta:generator>
    <dc:date>2017-08-24T15:50:25.454805542</dc:date>
    <meta:editing-duration>PT13M3S</meta:editing-duration>
    <meta:editing-cycles>2</meta:editing-cycles>
    <meta:document-statistic meta:object-count="29"/>
  </office:meta>
</office:document-meta>
</file>